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size="20pt" style:font-size-asian="20pt" style:font-size-complex="20pt"/>
    </style:style>
    <style:style style:name="P3" style:family="paragraph" style:parent-style-name="Standard">
      <style:paragraph-properties fo:margin-left="1.9661in" fo:margin-right="0in" fo:margin-top="0in" fo:margin-bottom="0.6in" fo:text-indent="-1.9791in" style:auto-text-indent="false">
        <style:tab-stops>
          <style:tab-stop style:position="0.0134in"/>
          <style:tab-stop style:position="1.9661in"/>
        </style:tab-stops>
      </style:paragraph-properties>
      <style:text-properties fo:font-size="24pt" style:font-size-asian="24pt" style:font-size-complex="24pt"/>
    </style:style>
    <style:style style:name="P4" style:family="paragraph" style:parent-style-name="Standard" style:master-page-name="">
      <style:paragraph-properties fo:margin-left="1.9661in" fo:margin-right="0in" fo:margin-top="0in" fo:margin-bottom="0in" fo:text-indent="-1.9791in" style:auto-text-indent="false" style:page-number="auto">
        <style:tab-stops>
          <style:tab-stop style:position="0.0134in"/>
          <style:tab-stop style:position="1.9661in"/>
        </style:tab-stops>
      </style:paragraph-properties>
      <style:text-properties fo:font-size="24pt" style:font-size-asian="24pt" style:font-size-complex="24pt"/>
    </style:style>
    <style:style style:name="P5" style:family="paragraph" style:parent-style-name="Standard">
      <style:paragraph-properties fo:margin-left="1.9661in" fo:margin-right="0in" fo:margin-top="0in" fo:margin-bottom="0in" fo:text-indent="-1.9791in" style:auto-text-indent="false">
        <style:tab-stops>
          <style:tab-stop style:position="0.0134in"/>
          <style:tab-stop style:position="1.9661in"/>
        </style:tab-stops>
      </style:paragraph-properties>
      <style:text-properties fo:font-size="10pt" style:font-size-asian="10pt" style:font-size-complex="10pt"/>
    </style:style>
    <style:style style:name="P6" style:family="paragraph" style:parent-style-name="Standard">
      <style:paragraph-properties fo:margin-left="1.9661in" fo:margin-right="0in" fo:margin-top="0in" fo:margin-bottom="0in" fo:text-indent="-1.9791in" style:auto-text-indent="false">
        <style:tab-stops>
          <style:tab-stop style:position="0.0134in"/>
          <style:tab-stop style:position="1.9661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 style:master-page-name="">
      <style:paragraph-properties fo:margin-left="1.9661in" fo:margin-right="0in" fo:margin-top="0in" fo:margin-bottom="0in" fo:text-indent="-1.9791in" style:auto-text-indent="false" style:page-number="auto">
        <style:tab-stops>
          <style:tab-stop style:position="0.0134in"/>
          <style:tab-stop style:position="1.9661in"/>
        </style:tab-stops>
      </style:paragraph-properties>
      <style:text-properties fo:font-size="24pt" style:font-size-asian="24pt" style:font-size-complex="24pt"/>
    </style:style>
    <style:style style:name="T1" style:family="text">
      <style:text-properties fo:color="#cc0000" fo:font-weight="bold" style:font-weight-asian="bold" style:font-weight-complex="bold"/>
    </style:style>
    <style:style style:name="T2" style:family="text">
      <style:text-properties fo:color="#ff6600" fo:font-weight="bold" style:font-weight-asian="bold" style:font-weight-complex="bold"/>
    </style:style>
    <style:style style:name="T3" style:family="text">
      <style:text-properties fo:color="#009900" fo:font-weight="bold" style:font-weight-asian="bold" style:font-weight-complex="bold"/>
    </style:style>
    <style:style style:name="T4" style:family="text">
      <style:text-properties fo:color="#0000ff" fo:font-weight="bold" style:font-weight-asian="bold" style:font-weight-complex="bold"/>
    </style:style>
    <style:style style:name="T5" style:family="text">
      <style:text-properties fo:color="#9900ff"/>
    </style:style>
    <style:style style:name="T6" style:family="text">
      <style:text-properties fo:color="#9900ff" fo:font-weight="bold" style:font-weight-asian="bold" style:font-weight-complex="bold"/>
    </style:style>
    <style:style style:name="T7" style:family="text">
      <style:text-properties fo:color="#ff00cc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ource Reliability</text:p>
      <text:p text:style-name="P2"/>
      <text:p text:style-name="P2"/>
      <text:p text:style-name="P4"><text:span text:style-name="T1">Publisher</text:span> <text:s/><text:tab/>Is the site Reputable / Respectable?</text:p>
      <text:p text:style-name="P3"><text:tab/> (.edu &amp; .gov)</text:p>
      <text:p text:style-name="P3"><text:span text:style-name="T2">Author</text:span> <text:s/><text:tab/>Who wrote it? <text:s/>Can you contact the Author? Do an online search to check the authors credentials.</text:p>
      <text:p text:style-name="P3"><text:span text:style-name="T3">Bias</text:span> <text:s/><text:tab/>Is the resource highly opinionated versus using facts?</text:p>
      <text:p text:style-name="P3"><text:span text:style-name="T4">In-Depth</text:span> <text:s/><text:tab/>Does the article have a lot of details and cover the information thoroughly?</text:p>
      <text:p text:style-name="P3"><text:span text:style-name="T6">Accurate</text:span><text:span text:style-name="T5"> </text:span><text:s/><text:tab/>Is the data true? <text:s/>Cross reference facts with other sources.</text:p>
      <text:p text:style-name="P4"><text:span text:style-name="T7">Up-to-Date</text:span> <text:s/><text:tab/>When was the resource created? When was the resource revised?</text:p>
      <text:p text:style-name="P5"/>
      <text:p text:style-name="P5"/>
      <text:p text:style-name="P6"/>
      <text:p text:style-name="P6">Credited Source: <text:s/>Brainpop.com <text:s/>- <text:s/>Online Sour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09T12:15:11.22</meta:creation-date>
    <meta:print-date>2019-01-09T12:45:11.41</meta:print-date>
    <dc:date>2019-02-20T13:29:46.96</dc:date>
    <meta:editing-duration>PT1H3M42S</meta:editing-duration>
    <meta:editing-cycles>4</meta:editing-cycles>
    <meta:generator>OpenOffice/4.1.6$Win32 OpenOffice.org_project/416m1$Build-9790</meta:generator>
    <meta:document-statistic meta:table-count="0" meta:image-count="0" meta:object-count="0" meta:page-count="1" meta:paragraph-count="9" meta:word-count="81" meta:character-count="530"/>
  </office:meta>
</office:document-meta>
</file>